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>
      <style:paragraph-properties fo:margin-top="0in" fo:margin-bottom="0.0835in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../../../../../cms/x/s/searchresult.html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cnt">
        <text:section text:style-name="Sect1" text:name="cont">
          <text:p text:style-name="Standard"/>
          <text:section text:style-name="Sect1" text:name="actualContent">
            <text:h text:style-name="Heading_20_3" text:outline-level="3">8. Far-Reaching Mental Stability</text:h>
            <text:p text:style-name="Text_20_body">(1)  Having increased my zestful vigor like that, <text:line-break/>I shall set my mind in absorbed concentration; <text:line-break/>Since a person having a distracted mind <text:line-break/>Is set between the fangs of disturbing emotions. </text:p>
            <text:p text:style-name="Text_20_body">(2) Through dissociating (both my) body and mind, <text:line-break/>There'll be no occurrence of any distraction; <text:line-break/>Therefore, I'll set aside worldly concerns <text:line-break/>And bring my rambling thought to a halt.</text:p>
            <text:p text:style-name="Text_20_body">(3) Worldly concerns are not discarded <text:line-break/>Because of sticky attachments <text:line-break/>   and thirst for material gain and the like; <text:line-break/>Therefore, to set these things aside, <text:line-break/>Someone with knowledge would discern like this:</text:p>
            <text:p text:style-name="Text_20_body">(4) "An exceptionally perceptive state of mind, <text:line-break/>   joined onto a stilled and settled state, <text:line-break/>Completely destroys the disturbing emotions." <text:line-break/>Having understood this, first I shall seek <text:line-break/>   a stilled and settled mind; <text:line-break/>And that's achieved through delight in detachment <text:line-break/>from worldly concerns.</text:p>
            <text:p text:style-name="Text_20_body">(5) (After all,) any impermanent person <text:line-break/>Having sticky attachment to impermanent beings <text:line-break/>Won't see those loved ones again (after death) <text:line-break/>For many thousands of lives. <text:line-break/><text:line-break/>(6) Not seeing them, I'll be unhappy <text:line-break/>And my mind won't settle in absorbed concentration; <text:line-break/>Even if I've seen them, I'll never be satisfied, <text:line-break/>And, as before, I'll be tormented by longing.</text:p>
            <text:p text:style-name="Text_20_body">(7) From being attached to limited beings, <text:line-break/>I'm blocked from (seeing) things as they are; <text:line-break/>I lose any sense of disillusionment too; <text:line-break/>And, in the end, I'm tormented by grief.</text:p>
            <text:p text:style-name="Text_20_body">(8) Because of thinking only of them, <text:line-break/>This life will pass without any meaning, <text:line-break/>And through noneternal friends and relations, <text:line-break/>I will come to lose the eternal Dharma.</text:p>
            <text:p text:style-name="Text_20_body">(9) Having acted equal to the lot of infantile people, <text:line-break/>I'll surely go to a worse rebirth state; <text:line-break/>If I'm led to a lot that's not (even) equal, <text:line-break/>Then what have I gained by relying on those infantile folk?</text:p>
            <text:p text:style-name="Text_20_body"><text:soft-page-break/>(10) One moment, they're friends; <text:line-break/>In an instant, they're enemies. <text:line-break/>At a time for being delighted, they fall into a rage: <text:line-break/>Ordinary beings are so difficult to please.</text:p>
            <text:p text:style-name="Text_20_body">(11) Told what's of benefit, they get enraged <text:line-break/>And cause me to turn from what's of benefit too. <text:line-break/>But, if their words aren't listened to, <text:line-break/>They fall into a rage and go, then, to a worse rebirth state.</text:p>
            <text:p text:style-name="Text_20_body">(12) They're envious of superiors, competitive with equals, <text:line-break/>Arrogant toward inferiors, conceited when praised, <text:line-break/>And hateful when told what they don't want to hear: <text:line-break/>When is there benefit from infantile beings?</text:p>
            <text:p text:style-name="Text_20_body">(13) If I associate with infantile people, <text:line-break/>Then destructive behavior inevitably arises <text:line-break/>   among infantile folk, <text:line-break/>Such as praising myself and belittling others, <text:line-break/>And prattling on about the pleasures of samsara.</text:p>
            <text:p text:style-name="Text_20_body">(14) From entrusting myself to others in this way, <text:line-break/>Nothing but loss comes about in the end, <text:line-break/>For they'll be, in fact, no-good for me <text:line-break/>And I'll be, in fact, no-good for them.</text:p>
            <text:p text:style-name="Text_20_body">(15) So let me flee far away from infantile folk; <text:line-break/>But if encountered, I'll please them with pleasantries, <text:line-break/>And without becoming overly familiar, <text:line-break/>I'll conduct myself nicely, merely as an ordinary person would.</text:p>
            <text:p text:style-name="Text_20_body">(16) Obtaining only what's helpful for Dharma, <text:line-break/>Like a bumblebee honey from a flower, <text:line-break/>I'll live without having familiars, <text:line-break/>Like having never seen any of them before.</text:p>
            <text:p text:style-name="Text_20_body">(17) "But I get a lot of material gain and honor, <text:line-break/>And many people like me." <text:line-break/>If I hold on to being conceited like that, <text:line-break/>Terrifying things will arise after death.</text:p>
            <text:p text:style-name="Text_20_body">(18) Thus, no matter what my bewildered mind <text:line-break/>Becomes attached to; <text:line-break/>In conjunction with each of them, <text:line-break/>Thousandfold problems arise and stay around.</text:p>
            <text:p text:style-name="Text_20_body">(19) Hence, the wise have no attachments, <text:line-break/>(Because,) from attachments, terrifying things arise. <text:line-break/>As these (objects) will naturally be discarded (at death), <text:line-break/>Be firm and consider this well:</text:p>
            <text:p text:style-name="Text_20_body">(20) There've been many people with material wealth <text:line-break/>And there've been many with fame and reputation. <text:line-break/>But it's never been known that they've passed on to some place <text:line-break/><text:soft-page-break/>Where their amassed wealth and fame have come with.</text:p>
            <text:p text:style-name="Text_20_body">(21) If there are others who belittle me, <text:line-break/>What pleasure is there when I'm being praised? <text:line-break/>And if there are others who praise me, <text:line-break/>What displeasure is there when I'm being belittled?</text:p>
            <text:p text:style-name="Text_20_body">(22) If limited beings, with varied dispositions, <text:line-break/>Couldn't be pleased by even the Triumphant, <text:line-break/>What need to mention by the poor likes of me? <text:line-break/>Therefore, let me give up my preoccupation <text:line-break/>   with worldly people.</text:p>
            <text:p text:style-name="Text_20_body">(23) They belittle limited beings lacking material gain, <text:line-break/>And, regarding those with material gain, they say bad things; <text:line-break/>How can any pleasure arise with those <text:line-break/>Whose company is, by nature, so difficult?</text:p>
            <text:p text:style-name="Text_20_body">(24) The Thusly Gone (Buddha) has said, <text:line-break/>"An infantile person isn't anyone's friend," <text:line-break/>That's because the friendliness of an infantile person <text:line-break/>Doesn't arise except through its serving his own self-aims.</text:p>
            <text:p text:style-name="Text_20_body">(Friendliness through the gateway of its serving self-aims, <text:line-break/>Is friendliness just for the aims of a "self"; <text:line-break/>Just as distress at the breaking of some material possession <text:line-break/>Is something, in fact, that comes from a loss of self-pleasure.)</text:p>
            <text:p text:style-name="Text_20_body">(25) In forests, however, wild creatures, birds, and trees <text:line-break/>Never say bad things about you <text:line-break/>And are happy when befriended. <text:line-break/>When shall I come to live with them?</text:p>
            <text:p text:style-name="Text_20_body">(26) Oh when shall I become detached, <text:line-break/>Living in caves, an empty shrine, <text:line-break/>Or at the foot of a tree, <text:line-break/>And never look back?</text:p>
            <text:p text:style-name="Text_20_body">(27) When shall I come to live in nature, <text:line-break/>In vast regions, not privately owned, <text:line-break/>Moving under my own incentive or <text:line-break/>Staying put, without attachment.</text:p>
            <text:p text:style-name="Text_20_body">(28) When shall I come to live without fears, <text:line-break/>Having (just a few) small things, <text:line-break/>   a (clay) begging bowl and the like, <text:line-break/>Wearing clothes that no one would want, <text:line-break/>And not even sheltering this body?</text:p>
            <text:p text:style-name="Text_20_body">(29) When, having gone to a charnel ground, <text:line-break/>Shall I come to compare, <text:line-break/>With the piles of others' bones, <text:line-break/>My body, having the nature to rot.</text:p>
            <text:p text:style-name="Text_20_body">(30) This very body of mine <text:line-break/><text:soft-page-break/>Will also become (putrid) like that, <text:line-break/>And because of its stench, <text:line-break/>Not even the jackals will slink near.</text:p>
            <text:p text:style-name="Text_20_body">(31) Though this body was born as a single object, <text:line-break/>The flesh and bones that arose with it <text:line-break/>Will fall apart and go their own ways. <text:line-break/>What need to mention friends that are other (than it)?</text:p>
            <text:p text:style-name="Text_20_body">(32) A man is born alone, when taking birth, <text:line-break/>And dies alone too, when undergoing death. <text:line-break/>As no one else can take a share of this pain, <text:line-break/>What can be done by encumbering friends?</text:p>
            <text:p text:style-name="Text_20_body">(33) Just as the way in which travelers on a road <text:line-break/>Take up a place to lodge, <text:line-break/>Similar is the way in which travelers on the road <text:line-break/>   of compulsive existence <text:line-break/>Take up a rebirth as a place to lodge.</text:p>
            <text:p text:style-name="Text_20_body">(34) So, let me retire to the forest <text:line-break/>Until four pallbearers <text:line-break/>Haul that body out from there, <text:line-break/>While all my worldly (relations) grieve.</text:p>
            <text:p text:style-name="Text_20_body">(35) Let this body stay there in isolation, alone, <text:line-break/>Making neither intimate friends nor conflicts. <text:line-break/>If I'm already counted as if I were dead, <text:line-break/>There'll be no mourners when I actually die.</text:p>
            <text:p text:style-name="Text_20_body">(36) As there'll be no attendants (hovering) nearby, <text:line-break/>Mourning and causing distress, <text:line-break/>There'll be no one to distract this (hermit) <text:line-break/>From continuing mindfulness of Buddha and more.</text:p>
            <text:p text:style-name="Text_20_body">(37) So, let me live in solitude <text:line-break/>In lovely, delightful forests, <text:line-break/>With little trouble, happiness and well-being, <text:line-break/>Quieting all distractions.</text:p>
            <text:p text:style-name="Text_20_body">(38) Having cast off all other intentions, <text:line-break/>And with my intent single-pointed, <text:line-break/>I shall strive (there) for settling my mind <text:line-break/>   in absorbed concentration <text:line-break/>And making it tamed;</text:p>
            <text:p text:style-name="Text_20_body">(39) (For) lustful desires give rise to disasters <text:line-break/>In this world and in the next ones as well. <text:line-break/>In this one, they bring about murder, imprisonment, <text:line-break/>   and knifings, <text:line-break/>And in the next, joyless realms and the like.</text:p>
            <text:p text:style-name="Text_20_body">(40) Those (bodies) for which sake, <text:line-break/>   you repeatedly begged <text:line-break/><text:soft-page-break/>Before male and female go-betweens, <text:line-break/>And for which sake, you didn't shrink <text:line-break/>From either negative behavior or disgrace,</text:p>
            <text:p text:style-name="Text_20_body">(41) (For which) you threw yourself even in danger <text:line-break/>And even spent all your wealth, <text:line-break/>And embracing which, <text:line-break/>You experienced the utmost pleasure (of sexual release) -</text:p>
            <text:p text:style-name="Text_20_body">(42) They were nothing but skeletons, <text:line-break/>Independent, and never yours! <text:line-break/>Why not push on, (instead,) to nirvanic release, <text:line-break/>Which you can fully embrace to your heart's content?</text:p>
            <text:p text:style-name="Text_20_body">(43) That face, which, (at your wedding,) you lifted up first with effort <text:line-break/>    and drew near, <text:line-break/>Although it was bashfully looking down, <text:line-break/>And whether previously seen or not seen (by you), <text:line-break/>Was covered with a veil,</text:p>
            <text:p text:style-name="Text_20_body">(44) That face, which emotionally disturbed you so, <text:line-break/>Is now unveiled by the vultures <text:line-break/>And can be directly seen. <text:line-break/>Why do you run away now?</text:p>
            <text:p text:style-name="Text_20_body">(45) That (face) which you protected (before) <text:line-break/>From the leers of others' eyes, <text:line-break/>Why aren't you protecting it now, (jealous) miser, <text:line-break/>While it's being devoured by them?</text:p>
            <text:p text:style-name="P5">(46) Seeing this pile of meat <text:line-break/>Being gulped down by vultures and the rest, <text:line-break/>(Tell me), is the food of others something to be offered <text:line-break/>With garlands of flowers, jewelry, and sandalwood scent? <text:line-break/>  </text:p>
            <text:p text:style-name="P9">(47) If you (experience) fright from seeing even a skeleton, <text:line-break/>Though it lacks any movement, <text:line-break/>Why wasn't there horror when it was set into motion <text:line-break/>By some (intent), like a zombie.</text:p>
            <text:p text:style-name="Text_20_body">(48) You lusted after it, even when it was covered, <text:line-break/>Why don't you lust for it (now), when uncovered (from its skin)? <text:line-break/>If you have no use for it (now), <text:line-break/>Why did you sexually embrace it when covered?</text:p>
            <text:p text:style-name="Text_20_body">(49) Its excrement and saliva <text:line-break/>Arise from one and the same food; <text:line-break/>So why, out of the two, do you take no delight <text:line-break/>   in the excrement <text:line-break/>And yet delight in (a taste of) saliva?</text:p>
            <text:p text:style-name="Text_20_body">(50) Finding no sexual pleasure in pillows, <text:line-break/>Filled with cotton and soft to the touch, <text:line-break/>(After all) "They don't exude a foul stench," <text:line-break/><text:soft-page-break/>Lustful people are bewildered about excrement.</text:p>
            <text:p text:style-name="Text_20_body">(51) Lustful, gross, bewildered people, <text:line-break/>(Thinking,) "It's impossible to make love <text:line-break/>To cotton, soft to the touch," <text:line-break/>Become furious with it (instead).</text:p>
            <text:p text:style-name="Text_20_body">(52) If you have no attachment for what is foul, <text:line-break/>Why do you sexually embrace another (body): <text:line-break/>A cagework of bones, bound together with sinews, <text:line-break/>And plastered over with a mud of flesh?</text:p>
            <text:p text:style-name="Text_20_body">(53) You yourself contain plenty of excrement, <text:line-break/>So manage by yourself, steadfastly with that. <text:line-break/>Glutton for excrement, <text:line-break/>You long for yet another bag of excrement?</text:p>
            <text:p text:style-name="Text_20_body">(54) (Thinking,) "But it's the flesh I delight in," <text:line-break/>You long to touch and look at it. <text:line-break/>But why have you no desire for the flesh <text:line-break/>(Here,) in its natural state, devoid of a mind?</text:p>
            <text:p text:style-name="Text_20_body">(55) And whatever mind you might desire, <text:line-break/>Cannot be touched or looked at, <text:line-break/>And whatever can, hasn't a consciousness. <text:line-break/>So it's no use! Why do you sexually embrace it?</text:p>
            <text:p text:style-name="Text_20_body">(56) Though it's no great surprise that you don't understand <text:line-break/>That another's body, by nature, is something (full of) excrement; <text:line-break/>But that you don't understand that your very own <text:line-break/>Is, by nature, something (full of) excrement - that's really shocking!</text:p>
            <text:p text:style-name="Text_20_body">(57) Having rejected the tender lotus, (born from the muck <text:line-break/>And) opened by the rays of the unclouded sun, <text:line-break/>What delight is there in a cagework (of bones, full) of feces, <text:line-break/>For a mind obsessed with excrement?</text:p>
            <text:p text:style-name="Text_20_body">(58) If you don't wish to touch soil and places <text:line-break/>That are smeared with excrement, <text:line-break/>How is it that you wish to touch the body <text:line-break/>Out of which it was excreted?</text:p>
            <text:p text:style-name="Text_20_body">(59) If you have no attachment for what is foul, <text:line-break/>Why do you sexually embrace another (body): <text:line-break/>The seed of which grew from a field (full) of excrement <text:line-break/>And was nourished by it.</text:p>
            <text:p text:style-name="Text_20_body">(60) Is it because of its tininess that you don't long <text:line-break/>For a foul maggot, born from excrement? <text:line-break/>You desire, in fact, a body, also born from excrement, <text:line-break/>(Since) by nature, it's (full) of a lot of excrement!</text:p>
            <text:p text:style-name="Text_20_body">(61) Not only do you not disparage <text:line-break/>The excremental nature of yourself, <text:line-break/>You glutton for excrement, <text:line-break/><text:soft-page-break/>You long for other bags of excrement too!</text:p>
            <text:p text:style-name="Text_20_body">(62) Whether it's refreshing (chews) with camphor and the like, <text:line-break/>Or cooked rice with vegetable curries, <text:line-break/>Once put in the mouth and then spat out or vomited, <text:line-break/>Even the ground becomes filthy and foul.</text:p>
            <text:p text:style-name="Text_20_body">(63) If you still have doubts about its being, like this, <text:line-break/>In the nature of excrement, though it's so obvious, <text:line-break/>Look at the (ghastly) foul bodies of others, <text:line-break/>Thrown away in the charnel ground.</text:p>
            <text:p text:style-name="Text_20_body">(64) When the skin is torn open, <text:line-break/>Great horror comes up from it. <text:line-break/>Knowing just that, how can delight <text:line-break/>Come up any more from that very same thing?</text:p>
            <text:p text:style-name="Text_20_body">(65) And that smell sloshed on the body <text:line-break/>Is from sandalwood and such things, <text:line-break/>   not from the other (person). <text:line-break/>So why are you attracted to someone else <text:line-break/>By the smell of something other?</text:p>
            <text:p text:style-name="Text_20_body">(66) If, because of its naturally foul smell, <text:line-break/>There's no attraction to it, isn't that fortunate? <text:line-break/>Why do people in this world, who relish what's useless, <text:line-break/>Slosh it with sweet smelling things?</text:p>
            <text:p text:style-name="Text_20_body">(67) Well then, if what has the sweet smell is sandalwood, <text:line-break/>What comes from the body in this case? <text:line-break/>So why are you attracted to someone else <text:line-break/>By the smell of something other?</text:p>
            <text:p text:style-name="Text_20_body">(68) If the natural state of the body is totally horrific - <text:line-break/>Naked, coated with a tarnish of grime, <text:line-break/>Its hair and nails long, <text:line-break/>Its teeth yellow and stained -</text:p>
            <text:p text:style-name="Text_20_body">(69) Why spruce it up with (so much) hard work, <text:line-break/>Like a weapon for inflicting self-harm? <text:line-break/>(Oh dear,) this world is truly bustling with madmen <text:line-break/>Working so hard deluding themselves!</text:p>
            <text:p text:style-name="Text_20_body">(70) Having seen merely a few skeletons, <text:line-break/>You were so turned off in the charnel ground; <text:line-break/>Yet you find sexual pleasure in charnel-ground cities <text:line-break/>Crowded with moving skeletons?</text:p>
            <text:p text:style-name="Text_20_body">(71) Further, that (bag) full of excrement like that <text:line-break/>Isn't obtained without a price: <text:line-break/>There's exhaustion in earning (money) for its sake <text:line-break/>And torment (later) in joyless realms and the like.</text:p>
            <text:p text:style-name="Text_20_body">(72) It's not possible to build up wealth as a child, <text:line-break/>So as a teenager, what is there to get pleasure with? <text:line-break/><text:soft-page-break/>Spending adulthood accumulating wealth, <text:line-break/>What can an old person do with sexual desires?</text:p>
            <text:p text:style-name="Text_20_body">(73) Some people, (though) having gross desires, <text:line-break/>Exhaust themselves with work all day long <text:line-break/>And, coming home (at night), their bodies spent, <text:line-break/>Drop down asleep like the dead.</text:p>
            <text:p text:style-name="Text_20_body">(74) Some must go abroad (on army expeditions) <text:line-break/>And, with disturbing emotions, have the suffering of being <text:line-break/>   far away. <text:line-break/>Longing for their children and wives, they don't see <text:line-break/>Their children and wives, though the years roll by.</text:p>
            <text:p text:style-name="Text_20_body">(75) Confused by desires for what would be of self-benefit, <text:line-break/>They even sell themselves for the sake of that <text:line-break/>Which they never obtain, and so (toil) pointlessly, <text:line-break/>Driven by the winds of others' karmic whims.</text:p>
            <text:p text:style-name="Text_20_body">(76) And the wives of some of those who have sold <text:line-break/>   their own bodies <text:line-break/>And must follow others' orders, powerlessly, <text:line-break/>Have to give birth to their children, with them plopping out <text:line-break/>At the feet of trees or in desolate places.</text:p>
            <text:p text:style-name="Text_20_body">(77) (Some) foolish people, deceived by desires, <text:line-break/>Wishing to make a livelihood, thinking, "I'll earn a living," <text:line-break/>Enter into war, (thus) risking their lives, <text:line-break/>Or go into servitude for the sake of self-gain.</text:p>
            <text:p text:style-name="Text_20_body">(78) Some, having greed, are even bodily mutilated <text:line-break/>And some get impaled on spikes. <text:line-break/>Some are seen being stabbed with daggers <text:line-break/>And some even burned alive.</text:p>
            <text:p text:style-name="Text_20_body">(79) With the torments (involved) in amassing, protecting, and losing it, <text:line-break/>Know that material advantage is a disadvantage without an end: <text:line-break/>(For) those distracted by obsession with wealth <text:line-break/>Haven't the time to free themselves <text:line-break/>   from the sufferings of compulsive existence.</text:p>
            <text:p text:style-name="Text_20_body">(80) (Thus,) for those with desire, drawbacks like these and more <text:line-break/>   are abundant <text:line-break/>And (any) tastes of pleasure are paltry, <text:line-break/>Like the snatches of a few mouthfuls of grass <text:line-break/>(Won) by an ox while pulling a cart.</text:p>
            <text:p text:style-name="Text_20_body">(81) For the sake of that paltry taste of pleasure, <text:line-break/>Not hard to find for even an ox, <text:line-break/>This hard-to-find splendor of respites and endowments <text:line-break/>Is destroyed by those who waste their (good) karma.</text:p>
            <text:p text:style-name="Text_20_body">(82) Whatever hardships there are in exhausting yourself <text:line-break/>All the time for the sake of the puny desires (of the body) <text:line-break/><text:soft-page-break/>That will definitely perish and (consequently) <text:line-break/>Fall to joyless realms and worse,</text:p>
            <text:p text:style-name="Text_20_body">(83) With one millionth of the hardship, there would be Buddhahood; <text:line-break/>Whereas those with desires have suffering <text:line-break/>Greater than those engaged in bodhisattva behavior, <text:line-break/>And yet they have no enlightenment.</text:p>
            <text:p text:style-name="Text_20_body">(84) Neither weapons, poison, fire, <text:line-break/>Precipices, nor foes <text:line-break/>Compare with desires when I think <text:line-break/>Of the tortures of joyless realms and the like.</text:p>
            <text:p text:style-name="Text_20_body">(85) Recoiling from desires in this way, <text:line-break/>I shall enhance my delight in solitude. <text:line-break/>In peaceful forests, <text:line-break/>Devoid of strife and emotional disturbance,</text:p>
            <text:p text:style-name="Text_20_body">(86) Amongst (beautiful) boulders, <text:line-break/>Huge as palaces, cooled by the sandalwood rays of the moon, <text:line-break/>Joyfully roam the fortunate ones, fanned by the silent, gentle, <text:line-break/>   forest breezes, <text:line-break/>Reflecting on the aims of benefiting others.</text:p>
            <text:p text:style-name="Text_20_body">(87) Staying anywhere, for as long as desired - <text:line-break/>In an empty shelter, at the foot of a tree, or in caves - <text:line-break/>Those rid of the strain of safeguarding possessions <text:line-break/>Live relaxed, without any cares,</text:p>
            <text:p text:style-name="Text_20_body">(88) Acting according to their own intent, <text:line-break/>Without attachments, not bound by anyone, <text:line-break/>Savoring the joy of contentment, <text:line-break/>Difficult to find for even powerful rulers.</text:p>
            <text:p text:style-name="Text_20_body">(89) Having considered, with aspects such as these and more, <text:line-break/>The benefits of dissociating (myself), <text:line-break/>And thus fully quieting my rambling thoughts, <text:line-break/>I shall meditate on bodhichitta.</text:p>
            <text:p text:style-name="Text_20_body">(90) First, I shall meditate strongly on <text:line-break/>The equality of myself and others (in this way): <text:line-break/>As everyone's a fellow being, having happiness and pain, <text:line-break/>(Others) are to be cared for (by me) in the same way as I am.</text:p>
            <text:p text:style-name="Text_20_body">(91) Just as, despite its many parts, with divisions into hands and so on, <text:line-break/>The body's to be cared for as a whole; <text:line-break/>Similarly, despite the differences among wandering beings, <text:line-break/>Yet in regard to happiness and pain, they're all equal to myself <text:line-break/>   in wishing to be happy, and (thus form) a whole.</text:p>
            <text:p text:style-name="Text_20_body">(92) Although my own pain <text:line-break/>Doesn't hurt the bodies of others, <text:line-break/>Yet being, like that, the pain of a "me," <text:line-break/>It's unbearable, because of clinging to a "me."</text:p>
            <text:p text:style-name="Text_20_body"><text:soft-page-break/>(93) Likewise, though the pain of others <text:line-break/>Doesn't befall me, <text:line-break/>Yet being, like that, the pain of a "me," <text:line-break/>It's (also) difficult to bear, because of clinging to a "me."</text:p>
            <text:p text:style-name="Text_20_body">(94) Thus, the pain of others is something to be eliminated by me, <text:line-break/>Because of its (nature as) pain, like the pain of a "me"; <text:line-break/>And others are beings to be helped by me, <text:line-break/>Because of their (natures as) limited beings, like the body of a "me."</text:p>
            <text:p text:style-name="Text_20_body">(95) When happiness is something equally liked, <text:line-break/>Both by myself and others, <text:line-break/>What's so special about me <text:line-break/>That I strive after happiness for myself alone?</text:p>
            <text:p text:style-name="Text_20_body">(96) And when suffering is something equally disliked, <text:line-break/>Both by myself and others, <text:line-break/>What's so special about me <text:line-break/>That I take care of myself and not others?</text:p>
            <text:p text:style-name="Text_20_body">(97) If it's because their suffering doesn't harm me <text:line-break/>That I don't safeguard them, <text:line-break/>Why safeguard myself against future (life) suffering, <text:line-break/>If it doesn't harm me (now)?</text:p>
            <text:p text:style-name="Text_20_body">(98) That notion is distorted that thinks, <text:line-break/>"But I'm the one who'll experience it," <text:line-break/>For, like this, it's someone else who has died <text:line-break/>And someone else who takes birth.</text:p>
            <text:p text:style-name="Text_20_body">(99) If whatever suffering anyone has <text:line-break/>Must be taken care of by that one himself, <text:line-break/>Then since the foot's suffering is not the hand's, <text:line-break/>Why is that to be taken care of by it?</text:p>
            <text:p text:style-name="Text_20_body">(100) If it's the case that (ignoring) it would be illogical <text:line-break/>And so here it's undertaken from a sense of a (whole) self; <text:line-break/>Well then, surely what's illogical regarding (the whole <text:line-break/>   formed by) myself and others <text:line-break/>Is something to be dismissed, as much as I can.</text:p>
            <text:p text:style-name="P5">(101) What are called "a continuum" and "a group," <text:line-break/>Such as a rosary, an army, and the like,</text:p>
            <text:p text:style-name="P9">   are not truly (a findable whole), <text:line-break/>And so, since a possessor of suffering doesn't exist, <text:line-break/>Whose responsibility is it (as "mine")?</text:p>
            <text:p text:style-name="Text_20_body">(102) In their being without an owner, <text:line-break/>All sufferings lack a distinction: <text:line-break/>So it's (simply) because they're suffering <text:line-break/>   that they're to be averted. <text:line-break/>Why are there fixed (limitations) made here?</text:p>
            <text:p text:style-name="Text_20_body">(103) "But why is the suffering of everyone to be averted?" <text:line-break/><text:soft-page-break/>Well, it's indisputable: <text:line-break/>If (anyone's) is to be averted, then everyone's is to be averted; <text:line-break/>If not, (that applies) to me as well, <text:line-break/>   just like to (every other) limited being.</text:p>
            <text:p text:style-name="Text_20_body">(104) "But with compassion there's much suffering, <text:line-break/>So why develop it with (such) effort?" <text:line-break/>Well, having thought about the sufferings of wandering beings, <text:line-break/>How could the suffering of compassion be much?</text:p>
            <text:p text:style-name="Text_20_body">(105) If the suffering of many disappears <text:line-break/>Through the suffering of one, <text:line-break/>That suffering would be something that someone <text:line-break/>   with loving compassion <text:line-break/>Would bring on, for the sake of himself and others.</text:p>
            <text:p text:style-name="Text_20_body">(106) Thus Supushpa-chandra, <text:line-break/>Though knowing the punishment (he'd receive) from the king, <text:line-break/>Didn't avoid the suffering for himself <text:line-break/>In order to dispel the sufferings of many.</text:p>
            <text:p text:style-name="Text_20_body">(107) Those with mental continuums accustomed like this, <text:line-break/>And who (hold equally) dear quelling the sufferings of others, <text:line-break/>Plunge themselves into even (a joyless realm of) unrelenting pain <text:line-break/>Like a swan into a lotus pond.</text:p>
            <text:p text:style-name="Text_20_body">(108) And then, as limited beings are liberated, <text:line-break/>   they have oceans of joy: <text:line-break/>These are the ones (who've gained real fulfillment). <text:line-break/>Wouldn't that be sufficient? <text:line-break/>What is there with the wish for (insipid) liberation?</text:p>
            <text:p text:style-name="Text_20_body">(109) Thus, even though working for the benefit of others, <text:line-break/>There's no conceit; there's no amazement; <text:line-break/>There's no hoping for a ripened result (for oneself), <text:line-break/>When it's with an appetite exclusively for what benefits others.</text:p>
            <text:p text:style-name="Text_20_body">(110) Therefore, just as I safeguard myself <text:line-break/>Against becoming debased, to the tiniest extent, <text:line-break/>Likewise, I shall act like that toward others <text:line-break/>With a protective mind and a mind of compassion.</text:p>
            <text:p text:style-name="Text_20_body">(111) Just as, out of familiarity, <text:line-break/>There's an understanding of a "me" <text:line-break/>Regarding drops of semen and blood <text:line-break/>   belonging to others, <text:line-break/>Despite it's not existing as some "thing,"</text:p>
            <text:p text:style-name="Text_20_body">(112) Why couldn't I likewise take as "me" <text:line-break/>A body that belongs to someone else? <text:line-break/>(After all,) it's not difficult to set it, in the same way, <text:line-break/>As something other than a body that's "mine."</text:p>
            <text:p text:style-name="Text_20_body">(113) (So,) having understood the faultiness of (cherishing) myself <text:line-break/><text:soft-page-break/>And the oceans of advantages of (cherishing) others, <text:line-break/>I shall meditate on discarding my way <text:line-break/>Of taking a "me," and extend it to others.</text:p>
            <text:p text:style-name="Text_20_body">(114) Just as the hand and so on are held dear <text:line-break/>Through their being the limbs of the body, <text:line-break/>Why couldn't beings having a body be similarly held dear <text:line-break/>Through their being limbs of wandering life?</text:p>
            <text:p text:style-name="Text_20_body">(115) Just as, out of familiarity, an attitude of "me" <text:line-break/>Has come about with respect to this body (of mine), <text:line-break/>   despite its lacking a "me," <text:line-break/>Likewise, out of familiarity, why couldn't an attitude of "me" <text:line-break/>Arise with respect to other limited beings as well?</text:p>
            <text:p text:style-name="Text_20_body">(116) Even though working, like that, for the benefit of others, <text:line-break/>Amazement or conceit doesn't arise: <text:line-break/>It's like the hope for a reward doesn't arise <text:line-break/>From feeding food to myself.</text:p>
            <text:p text:style-name="Text_20_body">(117) Therefore, just as I safeguard myself <text:line-break/>Against becoming debased, to the tiniest extent, <text:line-break/>Likewise, I'll habituate myself to having <text:line-break/>A protective mind and a mind of compassion <text:line-break/>   toward (all) wandering beings.</text:p>
            <text:p text:style-name="Text_20_body">(118) That's why, out of great compassion, the Guardian <text:line-break/>   Avalokiteshvara <text:line-break/>Has elevated even (the power of) his own name <text:line-break/>To dispel the fears of wandering beings, <text:line-break/>(Such as shyness) in front an audience.</text:p>
            <text:p text:style-name="Text_20_body">(119) So, I shall not turn away from what's difficult to do, <text:line-break/>Since, through the force of familiarity like this, <text:line-break/>That very person whose name I was even afraid to hear <text:line-break/>(Can become) someone, without whom, I can have no joy.</text:p>
            <text:p text:style-name="Text_20_body">(120) Thus, anyone who wishes to give safe direction <text:line-break/>Swiftly to himself and others <text:line-break/>Needs to practice the most sacred secret: <text:line-break/>The exchange of self with others.</text:p>
            <text:p text:style-name="Text_20_body">(121) Because of sticky attachment to this body as "me, " <text:line-break/>From even small situations for fear, fear arises. <text:line-break/>So who wouldn't reject, like a fear-inspiring foe, <text:line-break/>Such a body (as "me")?</text:p>
            <text:p text:style-name="Text_20_body">(122) (This) body, which, with the wish to remedy <text:line-break/>Afflictions such as hunger, thirst, and the like, <text:line-break/>Kills fowl, fish, and deer <text:line-break/>And hides by the road in ambush (to steal),</text:p>
            <text:p text:style-name="Text_20_body">(123) And which, because of profit and shows of respect, <text:line-break/>Would murder even its father and mother, <text:line-break/><text:soft-page-break/>And, by stealing the property of the Triple Gem, <text:line-break/>Would burn in (a joyless realm of) unrelenting pain -</text:p>
            <text:p text:style-name="Text_20_body">(124) What wise man would desire, protect, <text:line-break/>And venerate such a body (as "me")? <text:line-break/>Who wouldn't view it as a foe <text:line-break/>And not scorn it?</text:p>
            <text:p text:style-name="Text_20_body">(125) "If I were to give, what would I have to enjoy myself?" <text:line-break/>Such thinking of my own self-aims is the way of clutching ghosts. <text:line-break/>"If I were to enjoy it myself, what would I have to give?" <text:line-break/>Such thinking of the aims of others is a quality of the divine.</text:p>
            <text:p text:style-name="Text_20_body">(126) Paining others for my own self-aims, <text:line-break/>I'll be tormented in joyless realms and the like; <text:line-break/>But paining myself for the aims of others, <text:line-break/>I'll acquire all glories.</text:p>
            <text:p text:style-name="Text_20_body">(127) Through the wish for just myself to advance <text:line-break/>Come the worse rebirth states, low status, and stupidity; <text:line-break/>But transferring that very (wish) to others <text:line-break/>Brings the better rebirth states, honor, (and intelligence).</text:p>
            <text:p text:style-name="Text_20_body">(128) Ordering others around for my own self-aims, <text:line-break/>I'll experience being a servant and worse; <text:line-break/>But ordering myself around for the aims of others, <text:line-break/>I'll experience being a lord and better.</text:p>
            <text:p text:style-name="Text_20_body">(129) All whosoever who are happy in the world <text:line-break/>Are (so) through the wish for the happiness of others; <text:line-break/>While all whosoever who are miserable in the world <text:line-break/>Are (so) through the wish for the happiness of themselves.</text:p>
            <text:p text:style-name="Text_20_body">(130) But what need is there to elaborate more? <text:line-break/>Just look at the difference between the two: <text:line-break/>An infantile person acting for his own self-aims <text:line-break/>And Sage (Buddha) acting for the aims of others.</text:p>
            <text:p text:style-name="Text_20_body">(131) For those who haven't exchanged their happiness <text:line-break/>For the sufferings of others, <text:line-break/>Buddhahood'll be impossible to attain <text:line-break/>And there'll be no happiness even in samsara.</text:p>
            <text:p text:style-name="Text_20_body">(132) Leave aside the hereafter, not even the aims <text:line-break/>Of this seeable life will be fulfilled <text:line-break/>For a waged servant not doing his work <text:line-break/>And a master not paying his wages.</text:p>
            <text:p text:style-name="Text_20_body">(133) Dropping the production of happiness (for one another) - <text:line-break/>A festival of glorious happiness in (this) seeable (life) <text:line-break/>   and unseeable (beyond) - <text:line-break/>Bewildered people grab hold, instead, of unbearable suffering, <text:line-break/>Because of causing suffering to one another.</text:p>
            <text:p text:style-name="Text_20_body">(134) Whatever violence there is in the world, <text:line-break/><text:soft-page-break/>And as much fear and suffering as there is, <text:line-break/>All of it arises from grasping at a self: <text:line-break/>So what use is that terrible demon to me?</text:p>
            <text:p text:style-name="Text_20_body">(135) If I don't fully drop (such) a self, <text:line-break/>I won't be able to drop my suffering; <text:line-break/>Just as if I don't fully drop a fire, <text:line-break/>I won't be able to drop being burned.</text:p>
            <text:p text:style-name="Text_20_body">(136) Therefore, for the sake of quelling my own suffering <text:line-break/>And for quelling the sufferings of others as well, <text:line-break/>I shall give myself over to others, <text:line-break/>And take (others) on as myself.</text:p>
            <text:p text:style-name="Text_20_body">(137) O mind, decide for sure, <text:line-break/>"I'm under the governance of others." <text:line-break/>Except for the welfare of all limited beings, <text:line-break/>You're not going to have other intentions now.</text:p>
            <text:p text:style-name="Text_20_body">(138) It's inappropriate (to look) to accomplish my own self-aims <text:line-break/>With eyes and so on governed by others; <text:line-break/>It's also inappropriate to dally improperly <text:line-break/>   (for my own self-aims) <text:line-break/>With (hands), eyes and so on (given over) to them.</text:p>
            <text:p text:style-name="Text_20_body">(139) Taking limited beings as the boss through that (view), <text:line-break/>Whatever you see on this body of mine, <text:line-break/>Rob each and every one of them <text:line-break/>And use it for the benefit of others.</text:p>
            <text:p text:style-name="Text_20_body">(140) Creating in lesser beings and so forth (the sense of) a "me" <text:line-break/>And creating in yourself (the sense of) others, <text:line-break/>Meditate on envy, rivalry, and arrogance (like this), <text:line-break/>With a mind free from prejudiced thoughts:</text:p>
            <text:p text:style-name="Text_20_body">(141) "This one's shown respect, but I'm not; <text:line-break/>I don't have wealth like this one has. <text:line-break/>This one's praised, but I'm belittled; <text:line-break/>This one has happiness, but I have suffering;</text:p>
            <text:p text:style-name="Text_20_body">(142) "I do all the work, <text:line-break/>While this one lives (a life of) ease. <text:line-break/>This one's renowned in the world as superior, <text:line-break/>While I as inferior, without any good qualities.</text:p>
            <text:p text:style-name="Text_20_body">(143) "But how could (any work) be done <text:line-break/>   by someone having no good qualities? <text:line-break/>Thus, all of us possess good qualities! <text:line-break/>(And, after all,) there are those among whom this one is inferior <text:line-break/>And there are those among whom I'm in fact superior.</text:p>
            <text:p text:style-name="Text_20_body">(144) "Such things as the decline of my ethical discipline and outlook <text:line-break/>Are due to disturbing emotions, and not from their being <text:line-break/>   under my control. <text:line-break/><text:soft-page-break/>I need to be healed to the best of his ability: <text:line-break/>I even readily accept the pain (involved).</text:p>
            <text:p text:style-name="Text_20_body">(145) "But (not only) does this one not treat me <text:line-break/>   as someone to be healed, <text:line-break/>Why does he look down on me? <text:line-break/>What use are his good qualities to me, <text:line-break/>When this one is the 'me' having good qualities?</text:p>
            <text:p text:style-name="Text_20_body">(146) "With no compassion in this one for wandering beings <text:line-break/>Caught in the jaws of the carnivorous beast of the worse rebirth states, <text:line-break/>And with arrogance (instead) toward everybody else <text:line-break/>   about his own good qualities, <text:line-break/>He wants to outdo the skilled masters!"</text:p>
            <text:p text:style-name="Text_20_body">(147) "Perceiving me on (his) same level, <text:line-break/>He would (struggle to) secure the material gain <text:line-break/>And show of respect that I have, even through contentious means, <text:line-break/>For the sake of increasing his own lead, in any way.</text:p>
            <text:p text:style-name="Text_20_body">(148) "But if my own good qualities <text:line-break/>Were to be evident throughout the whole world, <text:line-break/>Then, by contrast, any good qualities this one might have <text:line-break/>Wouldn't be heard of by anyone.</text:p>
            <text:p text:style-name="Text_20_body">(149) "And if my own shortcomings were to be concealed, <text:line-break/>Then offerings would be made to me, not to him. <text:line-break/>Material gain, today, would be well accruing to me <text:line-break/>And honors would be coming to me, not to this one.</text:p>
            <text:p text:style-name="Text_20_body">(150) "And we would (all) look on, with delight, <text:line-break/>As this one, finally, is put down as incompetent, <text:line-break/>Made the laughing stock of all wandering beings, <text:line-break/>And reviled all around."</text:p>
            <text:p text:style-name="Text_20_body">(151) "(Further,) it's come out that this deluded (miserable) being <text:line-break/>Is even (enviously) in competition with me. <text:line-break/>But how could the learning, intelligence, physique, <text:line-break/>   class, or wealth <text:line-break/>Of this one be the equal of mine?</text:p>
            <text:p text:style-name="Text_20_body">(152) "That being so and hearing <text:line-break/>My own good qualities proclaimed everywhere, <text:line-break/>I shall feast on a banquet of joy, <text:line-break/>So delighted that the hairs on my body <text:line-break/>   will stand up on end.</text:p>
            <text:p text:style-name="Text_20_body">(153) "Even if this one might somehow <text:line-break/>   come to have material gain, <text:line-break/>If he's doing work for us, <text:line-break/>He's to be given merely enough to live on <text:line-break/>And the rest is to be taken forcefully by us.</text:p>
            <text:p text:style-name="Text_20_body">(154) "This one is to be brought down from his (idle) state of ease <text:line-break/><text:soft-page-break/>And invariably linked to the harms we've experienced. <text:line-break/>For hundreds of times, all around, <text:line-break/>We've been harmed in recurring samsara by this one."</text:p>
            <text:p text:style-name="Text_20_body">(155) O mind, countless eons have passed <text:line-break/>In your obsessive quest for your own self-aims; <text:line-break/>Yet, with such enormous exhaustion as that, <text:line-break/>All you've procured is just suffering.</text:p>
            <text:p text:style-name="Text_20_body">(156) Please, definitely engage yourself like that <text:line-break/>(Right now) for the aims of others; <text:line-break/>Then you'll see the benefits of that in the future, <text:line-break/>Since the words of the Sage are never wrong.</text:p>
            <text:p text:style-name="Text_20_body">(157) If, in the past, it would have occurred <text:line-break/>That you had taken this action, <text:line-break/>Then a situation like this would never have occurred, <text:line-break/>In which you've been freed (instead) of the bliss <text:line-break/>   of success as a Buddha!</text:p>
            <text:p text:style-name="Text_20_body">(158) Therefore, just as you've placed the sense of a "me" <text:line-break/>Onto drops of the semen and blood of others, <text:line-break/>Likewise, make it a habit (of placing it) <text:line-break/>Onto those of others as well.</text:p>
            <text:p text:style-name="Text_20_body">(159) Having become a scout for others, <text:line-break/>Whatever you see on this body of mine, <text:line-break/>Rob each and every one of them <text:line-break/>And use it for the benefit of others.</text:p>
            <text:p text:style-name="Text_20_body">(160) "This 'me' is happy, the others are unhappy; <text:line-break/>This 'me' is lofty, the others are lowly; <text:line-break/>This 'me' does what's of (self) benefit, others do not," <text:line-break/>Thinking (like that), why wouldn't you engender <text:line-break/>   envy toward yourself?</text:p>
            <text:p text:style-name="Text_20_body">(161) So, deprive yourself of your happiness <text:line-break/>And take onto yourself the sufferings of others. <text:line-break/>Investigate what's the fault of this "me," by asking, <text:line-break/>"When does this one do anything (for others)?"</text:p>
            <text:p text:style-name="Text_20_body">(162) Any mistake that others might make, <text:line-break/>Transform it (by seeing it) as the fault of this "me"; <text:line-break/>But any, even minor mistake that this "me" might make, <text:line-break/>Openly admit it to many people.</text:p>
            <text:p text:style-name="Text_20_body">(163) With declarations that the renown of others is superior, <text:line-break/>Let it outshine the renown of this "me"; <text:line-break/>And like the lowest of servants, <text:line-break/>Set this "me" to (doing) what's of benefit for all.</text:p>
            <text:p text:style-name="Text_20_body">(164) Don't praise this naturally fault-ridden one <text:line-break/>For some (tiny) share of temporary good qualities; <text:line-break/>(Rather) act such that none will ever know, somehow, <text:line-break/><text:soft-page-break/>Of any good qualities that this one might have.</text:p>
            <text:p text:style-name="Text_20_body">(165) In short, any harmful act you've done to others <text:line-break/>For the sake of your own self-aims, <text:line-break/>Let that (very same) harm descend on yourself, <text:line-break/>For the sake of the aims of limited beings.</text:p>
            <text:p text:style-name="Text_20_body">(166) Never give any strengthening to this one <text:line-break/>So that he would become boisterous; <text:line-break/>Make him, (instead,) behave like a newlywed bride, <text:line-break/>Bashful, timid, and restrained.</text:p>
            <text:p text:style-name="Text_20_body">(167) "Do that! Remain like that! <text:line-break/>Don't you ever act like that!" <text:line-break/>This one's to be brought under control like that <text:line-break/>And knocked down, if he ever transgresses beyond that.</text:p>
            <text:p text:style-name="Text_20_body">(168) But even when being instructed like that, <text:line-break/>If you don't act in that way, O mind, <text:line-break/>Then since all wrongs depend on you, <text:line-break/>It's exactly you whom I shall knock down.</text:p>
            <text:p text:style-name="Text_20_body">(169) That time before was different, <text:line-break/>When I was being ruined by you. <text:line-break/>But (now) I see you; so where can you go? <text:line-break/>I'm going to knock all the arrogance out of you.</text:p>
            <text:p text:style-name="Text_20_body">(170) Throw away, now, any hope, <text:line-break/>"I still have my own self-interest." <text:line-break/>I've sold you to others, so don't think <text:line-break/>   of your weariness; <text:line-break/>I've offered your energies (to them).</text:p>
            <text:p text:style-name="Text_20_body">(171) If, because of not caring, <text:line-break/>I don't hand you over to limited beings, <text:line-break/>Then, for sure, you'll hand me over <text:line-break/>To the guards of the joyless realms.</text:p>
            <text:p text:style-name="Text_20_body">(172) I've been handed over, like that, <text:line-break/>Many times by you and long tormented; <text:line-break/>But now, recalling those grudges, <text:line-break/>I shall smash you, you creature of self-interest.</text:p>
            <text:p text:style-name="Text_20_body">(173) If you want self-happiness, <text:line-break/>Don't work for happiness in yourself; <text:line-break/>If you want self-protection, <text:line-break/>Protect always others.</text:p>
            <text:p text:style-name="Text_20_body">(174) To whatever degree <text:line-break/>This body is pampered, <text:line-break/>To that degree it degenerates <text:line-break/>To a state of becoming ever more dainty.</text:p>
            <text:p text:style-name="Text_20_body">(175) And when it's degenerated like that, <text:line-break/>Not even this entire (wealth-bearing) earth <text:line-break/><text:soft-page-break/>Has the ability to fulfill its longings; <text:line-break/>So, who will be able to grant its desires?</text:p>
            <text:p text:style-name="Text_20_body">(176) For someone desiring the impossible, <text:line-break/>Disturbing emotion and the dashing of hopes <text:line-break/>   come about; <text:line-break/>But for someone having no hopes for anything, <text:line-break/>His fulfillment never knows an end.</text:p>
            <text:p text:style-name="Text_20_body">(177) Therefore, don't leave the chance open <text:line-break/>For an increase in desire concerning the body. <text:line-break/>That object is best, which isn't taken <text:line-break/>Because of its being desirable.</text:p>
            <text:p text:style-name="Text_20_body">(178) It winds up as ashes in the end <text:line-break/>And, (even when alive,) being inert, <text:line-break/>   it's set into motion by something else - <text:line-break/>This filthy form is (truly) ghastly. <text:line-break/>Why grasp to it as "mine?"</text:p>
            <text:p text:style-name="Text_20_body">(179) Whether it's alive or dead, <text:line-break/>What use is this device to me? <text:line-break/>What difference does it have <text:line-break/>   from a lump of clay and such things? <text:line-break/>But, oh no, you're not removing <text:line-break/>   your pride (of identifying with it)!</text:p>
            <text:p text:style-name="Text_20_body">(180) Suffering accumulates pointlessly <text:line-break/>Through being partial toward the body; <text:line-break/>So what use is being fawning or angry <text:line-break/>Over this thing that resembles a block of wood?</text:p>
            <text:p text:style-name="Text_20_body">(181) Whether nurtured by me in this way <text:line-break/>Or devoured by vultures and such, <text:line-break/>It doesn't have sticky attachment or anger, <text:line-break/>So why do I have sticky attachment to it?</text:p>
            <text:p text:style-name="Text_20_body">(182) Something getting furious at being belittled <text:line-break/>Or something getting pleased at being praised - <text:line-break/>If it doesn't know to be either of these, <text:line-break/>For whom am I exhausting myself?</text:p>
            <text:p text:style-name="Text_20_body">(183) "But those who desire this body - <text:line-break/>They and I are friends." <text:line-break/>Well, since everyone desires the body of oneself, <text:line-break/>Why aren't they as dear to me too?</text:p>
            <text:p text:style-name="Text_20_body">(184) Therefore, without partiality, this body's <text:line-break/>   been given over by me <text:line-break/>For the benefit of wandering beings. <text:line-break/>Nevertheless, though it has many faults, <text:line-break/>It needs to be held like a tool for the job.</text:p>
            <text:p text:style-name="Text_20_body">(185) So enough of behaving like an infant, <text:line-break/><text:soft-page-break/>I'm following in the footsteps of the wise! <text:line-break/>(Thus,) recalling the teaching on taking care, <text:line-break/>I shall turn back sleepiness and being muddleheaded.</text:p>
            <text:p text:style-name="Text_20_body">(186) Like the compassionate offspring of the Triumphant, <text:line-break/>I shall bear the rigors of what's appropriate (to do); <text:line-break/>For if I don't make a constant effort, day and night, <text:line-break/>When will my suffering ever come to an end?</text:p>
            <text:p text:style-name="Text_20_body">(187) Therefore, withdrawing my mind from distorted pathways, <text:line-break/>I shall continuously set it in absorbed concentration <text:line-break/>On the perfect object, <text:line-break/>In order for its obscurations to be gone. </text:p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ollinge </meta:initial-creator>
    <meta:creation-date>2012-01-08T12:47:36</meta:creation-date>
    <meta:document-statistic meta:table-count="0" meta:image-count="0" meta:object-count="0" meta:page-count="19" meta:paragraph-count="189" meta:word-count="6053" meta:character-count="35304"/>
    <dc:date>2012-01-08T12:51:17</dc:date>
    <dc:creator>follinge </dc:creator>
    <meta:editing-duration>PT3M42S</meta:editing-duration>
    <meta:editing-cycles>1</meta:editing-cycles>
    <meta:generator>LibreOffice/3.3$Unix LibreOffice_project/330m19$Build-401</meta:generator>
  </office:meta>
</office:document-meta>
</file>